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ard" style:family="paragraph">
      <style:text-properties fo:font-weight="bold" style:font-weight-asian="bold"/>
    </style:style>
    <style:style style:name="P3" style:parent-style-name="Standaard" style:family="paragraph">
      <style:text-properties fo:font-weight="bold" style:font-weight-asian="bold"/>
    </style:style>
    <style:style style:name="P4" style:parent-style-name="Standaard" style:family="paragraph">
      <style:text-properties fo:font-weight="bold" style:font-weight-asian="bold"/>
    </style:style>
    <style:style style:name="P5" style:parent-style-name="Standaard" style:family="paragraph">
      <style:text-properties fo:font-weight="bold" style:font-weight-asian="bold"/>
    </style:style>
    <style:style style:name="P6" style:parent-style-name="Standaard" style:family="paragraph">
      <style:text-properties fo:font-weight="bold" style:font-weight-asian="bold"/>
    </style:style>
    <style:style style:name="P7" style:parent-style-name="Standaard" style:family="paragraph">
      <style:text-properties fo:font-weight="bold" style:font-weight-asian="bold"/>
    </style:style>
    <style:style style:name="P8" style:parent-style-name="Standaard" style:family="paragraph">
      <style:text-properties fo:font-weight="bold" style:font-weight-asian="bold"/>
    </style:style>
    <style:style style:name="P9" style:parent-style-name="Standaard" style:family="paragraph">
      <style:text-properties fo:font-weight="bold" style:font-weight-asian="bold"/>
    </style:style>
    <style:style style:name="P10" style:parent-style-name="Standaard" style:family="paragraph">
      <style:text-properties fo:font-weight="bold" style:font-weight-asian="bold"/>
    </style:style>
    <style:style style:name="P11" style:parent-style-name="Standaard" style:family="paragraph">
      <style:text-properties fo:font-weight="bold" style:font-weight-asian="bold"/>
    </style:style>
    <style:style style:name="P12" style:parent-style-name="Standaard" style:family="paragraph">
      <style:text-properties fo:font-weight="bold" style:font-weight-asian="bold"/>
    </style:style>
    <style:style style:name="P13" style:parent-style-name="Standaard" style:family="paragraph">
      <style:text-properties fo:font-weight="bold" style:font-weight-asian="bold"/>
    </style:style>
    <style:style style:name="P14" style:parent-style-name="Standaard" style:family="paragraph">
      <style:text-properties fo:font-weight="bold" style:font-weight-asian="bold"/>
    </style:style>
    <style:style style:name="P15" style:parent-style-name="Standaard" style:family="paragraph">
      <style:text-properties fo:font-weight="bold" style:font-weight-asian="bold"/>
    </style:style>
    <style:style style:name="P16" style:parent-style-name="Standaard" style:family="paragraph">
      <style:text-properties fo:font-weight="bold" style:font-weight-asian="bold"/>
    </style:style>
    <style:style style:name="P17" style:parent-style-name="Standaard" style:family="paragraph">
      <style:text-properties fo:font-weight="bold" style:font-weight-asian="bold"/>
    </style:style>
    <style:style style:name="P18" style:parent-style-name="Standaard" style:family="paragraph">
      <style:text-properties fo:font-weight="bold" style:font-weight-asian="bold"/>
    </style:style>
  </office:automatic-styles>
  <office:body>
    <office:text text:use-soft-page-breaks="true">
      <text:p text:style-name="P1">Visuele eisen:</text:p>
      <text:p text:style-name="Standaard">Geen voorkeur aan kleur.</text:p>
      <text:p text:style-name="Standaard">Foto’s van de leerauto’s of motoren etc. logo’s moeten zichtbaar zijn.</text:p>
      <text:p text:style-name="Standaard"/>
      <text:p text:style-name="P2">Locatie:</text:p>
      <text:p text:style-name="Standaard">Krijgen een nieuwe locatie, nog niet bekent. Zelf locatie verzinnen.</text:p>
      <text:p text:style-name="P3"/>
      <text:p text:style-name="P4">Contact:</text:p>
      <text:p text:style-name="Standaard">Een formulier waar je kunt aanmelden voor cursussen<text:s/>met inlogsysteem(hoeft<text:s/>niet functioneel te zijn).</text:p>
      <text:p text:style-name="Standaard"/>
      <text:p text:style-name="P5">Waarom vernieuwing(oude fouten):</text:p>
      <text:p text:style-name="Standaard">Het was ouderwets dus toe aan vernieuwing<text:s/>voor beter overzicht.</text:p>
      <text:p text:style-name="Standaard">En om het aantrekkelijker te maken voor de klant.</text:p>
      <text:p text:style-name="P6"/>
      <text:p text:style-name="P7">Logo:</text:p>
      <text:p text:style-name="Standaard">Vernieuwing van oude logo</text:p>
      <text:p text:style-name="P8"/>
      <text:p text:style-name="P9">Toegankelijkheden:</text:p>
      <text:p text:style-name="Standaard">Een klant moet kunnen inloggen en zijn eigen<text:s/>actieve<text:s/>rijlessen kunnen overzien<text:s/>en de progressie ervan.<text:s/></text:p>
      <text:p text:style-name="P10">Pakketten:</text:p>
      <text:p text:style-name="Standaard">Pakketten moeten te zien zijn met prijs erbij.</text:p>
      <text:p text:style-name="Standaard">10, 20 of 50<text:s/>lessen per pakket</text:p>
      <text:p text:style-name="Standaard">Vrachtwagens, motoren en autos(rijbewijsB)</text:p>
      <text:p text:style-name="Standaard">Prijzen krijgen we doorgestuurd</text:p>
      <text:p text:style-name="Standaard">Een positieve slaag percentage.</text:p>
      <text:p text:style-name="Standaard">Je moet kunnen vergelijken in pakketten, dit moet wel functioneel zijn en word met JavaScript geschreven,</text:p>
      <text:p text:style-name="Standaard"/>
      <text:p text:style-name="P11">Geschiedenis:</text:p>
      <text:p text:style-name="Standaard">1979 is het begonnen, meneer heeft het overgenomen en werkt er nu 10 jaar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kleintjes</meta:initial-creator>
    <dc:creator>david kleintjes</dc:creator>
    <meta:creation-date>2018-12-11T13:35:00Z</meta:creation-date>
    <dc:date>2018-12-11T13:35:00Z</dc:date>
    <meta:template xlink:href="Normal.dotm" xlink:type="simple"/>
    <meta:editing-cycles>2</meta:editing-cycles>
    <meta:editing-duration>PT60S</meta:editing-duration>
    <meta:document-statistic meta:page-count="2" meta:paragraph-count="2" meta:word-count="154" meta:character-count="1004" meta:row-count="7" meta:non-whitespace-character-count="852"/>
  </office:meta>
</office:document-meta>
</file>